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a4b" officeooo:paragraph-rsid="0005ea4b"/>
    </style:style>
    <style:style style:name="P2" style:family="paragraph" style:parent-style-name="Standard" style:list-style-name="L1">
      <style:text-properties officeooo:rsid="0005ea4b" officeooo:paragraph-rsid="0005ea4b"/>
    </style:style>
    <style:style style:name="T1" style:family="text">
      <style:text-properties officeooo:rsid="00066f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ease 5.4 – SD-WAN, Manage wifi, IPC, SIP, and SASE</text:p>
      <text:p text:style-name="P1"/>
      <text:p text:style-name="P1">Concepts: </text:p>
      <text:list xml:id="list2535168897" text:style-name="L1">
        <text:list-item>
          <text:p text:style-name="P2">Radius Auth from on-prem &amp; cloud DC</text:p>
        </text:list-item>
        <text:list-item>
          <text:p text:style-name="P2">VLAN 300-307</text:p>
        </text:list-item>
        <text:list-item>
          <text:p text:style-name="P2">Product integrations </text:p>
        </text:list-item>
      </text:list>
      <text:p text:style-name="P1"/>
      <text:p text:style-name="P1"/>
      <text:p text:style-name="P1"/>
      <text:p text:style-name="P1">Radius</text:p>
      <text:p text:style-name="P1"/>
      <text:p text:style-name="P1">Authentication server can <text:s text:c="3"/>be located on 1 of 2 locations for full Interop integrations. <text:span text:style-name="T1">On-prem options include any private network managed by the Velo SD-WAN. Cloud options include RS cloud, Public 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0:31:20.413123159</meta:creation-date>
    <meta:editing-duration>PT55S</meta:editing-duration>
    <meta:editing-cycles>2</meta:editing-cycles>
    <meta:generator>LibreOffice/7.3.7.2$Linux_X86_64 LibreOffice_project/30$Build-2</meta:generator>
    <dc:date>2024-04-01T10:32:12.181251451</dc:date>
    <meta:document-statistic meta:table-count="0" meta:image-count="0" meta:object-count="0" meta:page-count="1" meta:paragraph-count="7" meta:word-count="56" meta:character-count="345" meta:non-whitespace-character-count="292"/>
  </office:meta>
</office:document-meta>
</file>